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venir Next" fo:font-weight="bold" officeooo:rsid="00113da3" officeooo:paragraph-rsid="00113da3" style:font-weight-asian="bold" style:font-weight-complex="bold"/>
    </style:style>
    <style:style style:name="P2" style:family="paragraph" style:parent-style-name="Standard">
      <style:text-properties style:font-name="Avenir Next" officeooo:rsid="00113da3" officeooo:paragraph-rsid="00113da3"/>
    </style:style>
    <style:style style:name="P3" style:family="paragraph" style:parent-style-name="Standard">
      <style:paragraph-properties fo:text-align="center" style:justify-single-word="false"/>
      <style:text-properties style:font-name="Avenir Next" fo:font-size="14pt" style:text-underline-style="solid" style:text-underline-width="auto" style:text-underline-color="font-color" fo:font-weight="bold" officeooo:rsid="00113da3" officeooo:paragraph-rsid="00113da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venir Next" fo:font-size="14pt" style:text-underline-style="none" fo:font-weight="normal" officeooo:rsid="00113da3" officeooo:paragraph-rsid="00113da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solid" style:text-underline-width="auto" style:text-underline-color="font-color" fo:font-weight="normal" officeooo:rsid="00144904" officeooo:paragraph-rsid="00144904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14f9f" officeooo:paragraph-rsid="0026c843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14f9f" officeooo:paragraph-rsid="00214f9f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29a17c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3d15fd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13da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4490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14f9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70c0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70c0f" officeooo:paragraph-rsid="00270c0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70c0f" officeooo:paragraph-rsid="0029a17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113da3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29a17c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normal" officeooo:rsid="001a8837" officeooo:paragraph-rsid="001a883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113da3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24baa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270c0f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3d15fd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49eb4e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29a17c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3d15fd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70c0f" officeooo:paragraph-rsid="00270c0f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1e0c0c" officeooo:paragraph-rsid="0029a17c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2b4b42" officeooo:paragraph-rsid="002b4b42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4696c1" officeooo:paragraph-rsid="0049eb4e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officeooo:paragraph-rsid="00113da3"/>
    </style:style>
    <style:style style:name="P31" style:family="paragraph" style:parent-style-name="Standard">
      <style:paragraph-properties fo:text-align="start" style:justify-single-word="false"/>
      <style:text-properties officeooo:paragraph-rsid="0029a17c"/>
    </style:style>
    <style:style style:name="P32" style:family="paragraph" style:parent-style-name="Standard">
      <style:paragraph-properties fo:text-align="start" style:justify-single-word="false"/>
      <style:text-properties officeooo:paragraph-rsid="00270c0f"/>
    </style:style>
    <style:style style:name="P33" style:family="paragraph" style:parent-style-name="Standard">
      <style:paragraph-properties fo:text-align="start" style:justify-single-word="false"/>
      <style:text-properties officeooo:paragraph-rsid="00214f9f"/>
    </style:style>
    <style:style style:name="P34" style:family="paragraph" style:parent-style-name="Standard">
      <style:paragraph-properties fo:text-align="start" style:justify-single-word="false"/>
      <style:text-properties officeooo:paragraph-rsid="0026c843"/>
    </style:style>
    <style:style style:name="P35" style:family="paragraph" style:parent-style-name="Standard">
      <style:paragraph-properties fo:text-align="start" style:justify-single-word="false"/>
      <style:text-properties officeooo:paragraph-rsid="003d15fd"/>
    </style:style>
    <style:style style:name="P36" style:family="paragraph" style:parent-style-name="Standard">
      <style:paragraph-properties fo:text-align="start" style:justify-single-word="false"/>
      <style:text-properties officeooo:paragraph-rsid="0049eb4e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29a17c" style:font-size-asian="10.5pt" style:font-weight-asian="bold" style:font-size-complex="12pt" style:font-weight-complex="bold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Avenir Next" fo:font-size="12pt" style:text-underline-style="none" fo:font-weight="bold" officeooo:rsid="001e0c0c" officeooo:paragraph-rsid="002db578" style:font-size-asian="10.5pt" style:font-weight-asian="bold" style:font-size-complex="12pt" style:font-weight-complex="bold"/>
    </style:style>
    <style:style style:name="P39" style:family="paragraph" style:parent-style-name="Standard" style:list-style-name="L2">
      <style:paragraph-properties fo:text-align="start" style:justify-single-word="false"/>
      <style:text-properties style:font-name="Avenir Next" fo:font-size="12pt" style:text-underline-style="none" fo:font-weight="bold" officeooo:rsid="001e0c0c" officeooo:paragraph-rsid="0037c383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4beea9" officeooo:paragraph-rsid="00113da3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70c0f" style:font-size-asian="10.5pt" style:font-weight-asian="normal" style:font-size-complex="12pt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Avenir Next" fo:font-size="12pt" fo:font-style="normal" style:text-underline-style="none" fo:font-weight="bold" officeooo:rsid="00234b9f" officeooo:paragraph-rsid="002d7566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 style:list-style-name="L3">
      <style:paragraph-properties fo:text-align="start" style:justify-single-word="false"/>
      <style:text-properties style:font-name="Avenir Next" fo:font-size="12pt" fo:font-style="normal" style:text-underline-style="none" fo:font-weight="bold" officeooo:rsid="00214f9f" officeooo:paragraph-rsid="0026c843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 style:list-style-name="L3">
      <style:paragraph-properties fo:text-align="start" style:justify-single-word="false"/>
      <style:text-properties style:font-name="Avenir Next" fo:font-size="12pt" fo:font-style="normal" style:text-underline-style="none" fo:font-weight="bold" officeooo:rsid="00214f9f" officeooo:paragraph-rsid="0037c383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 style:list-style-name="L4">
      <style:paragraph-properties fo:text-align="start" style:justify-single-word="false"/>
      <style:text-properties style:font-name="Avenir Next" fo:font-size="12pt" fo:font-style="normal" style:text-underline-style="none" fo:font-weight="bold" officeooo:rsid="004696c1" officeooo:paragraph-rsid="0049eb4e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Standard" style:list-style-name="L4">
      <style:paragraph-properties fo:text-align="start" style:justify-single-word="false"/>
      <style:text-properties style:font-name="Avenir Next" fo:font-size="12pt" fo:font-style="italic" style:text-underline-style="none" fo:font-weight="bold" officeooo:rsid="004696c1" officeooo:paragraph-rsid="0049eb4e" style:font-size-asian="10.5pt" style:font-style-asian="italic" style:font-weight-asian="bold" style:font-size-complex="12pt" style:font-style-complex="italic" style:font-weight-complex="bold"/>
    </style:style>
    <style:style style:name="P47" style:family="paragraph" style:parent-style-name="Standard" style:list-style-name="L1">
      <style:paragraph-properties fo:text-align="start" style:justify-single-word="false"/>
      <style:text-properties officeooo:paragraph-rsid="0029a17c"/>
    </style:style>
    <style:style style:name="P48" style:family="paragraph" style:parent-style-name="Standard" style:list-style-name="L2">
      <style:paragraph-properties fo:text-align="start" style:justify-single-word="false"/>
      <style:text-properties officeooo:paragraph-rsid="002db578"/>
    </style:style>
    <style:style style:name="P49" style:family="paragraph" style:parent-style-name="Standard" style:list-style-name="L3">
      <style:paragraph-properties fo:text-align="start" style:justify-single-word="false"/>
      <style:text-properties officeooo:paragraph-rsid="002b4b42"/>
    </style:style>
    <style:style style:name="P50" style:family="paragraph" style:parent-style-name="Standard" style:list-style-name="L3">
      <style:paragraph-properties fo:text-align="start" style:justify-single-word="false"/>
      <style:text-properties officeooo:paragraph-rsid="0026c843"/>
    </style:style>
    <style:style style:name="T1" style:family="text">
      <style:text-properties officeooo:rsid="0018bf96"/>
    </style:style>
    <style:style style:name="T2" style:family="text">
      <style:text-properties style:font-name="Avenir Next" fo:font-size="12pt" style:text-underline-style="none" fo:font-weight="normal" officeooo:rsid="00214f9f" style:font-size-asian="10.5pt" style:font-weight-asian="normal" style:font-size-complex="12pt" style:font-weight-complex="normal"/>
    </style:style>
    <style:style style:name="T3" style:family="text">
      <style:text-properties style:font-name="Avenir Next" fo:font-size="12pt" style:text-underline-style="none" fo:font-weight="normal" officeooo:rsid="00227b5b" style:font-size-asian="10.5pt" style:font-weight-asian="normal" style:font-size-complex="12pt" style:font-weight-complex="normal"/>
    </style:style>
    <style:style style:name="T4" style:family="text">
      <style:text-properties style:font-name="Avenir Next" fo:font-size="12pt" style:text-underline-style="none" fo:font-weight="normal" officeooo:rsid="00270c0f" style:font-size-asian="10.5pt" style:font-weight-asian="normal" style:font-size-complex="12pt" style:font-weight-complex="normal"/>
    </style:style>
    <style:style style:name="T5" style:family="text">
      <style:text-properties style:font-name="Avenir Next" fo:font-size="12pt" style:text-underline-style="none" fo:font-weight="normal" officeooo:rsid="001ad3c0" style:font-size-asian="10.5pt" style:font-weight-asian="normal" style:font-size-complex="12pt" style:font-weight-complex="normal"/>
    </style:style>
    <style:style style:name="T6" style:family="text">
      <style:text-properties style:font-name="Avenir Next" fo:font-size="12pt" style:text-underline-style="none" fo:font-weight="normal" officeooo:rsid="002d0738" style:font-size-asian="10.5pt" style:font-weight-asian="normal" style:font-size-complex="12pt" style:font-weight-complex="normal"/>
    </style:style>
    <style:style style:name="T7" style:family="text">
      <style:text-properties style:font-name="Avenir Next" fo:font-size="12pt" style:text-underline-style="none" fo:font-weight="normal" officeooo:rsid="002ebc2d" style:font-size-asian="10.5pt" style:font-weight-asian="normal" style:font-size-complex="12pt" style:font-weight-complex="normal"/>
    </style:style>
    <style:style style:name="T8" style:family="text">
      <style:text-properties style:font-name="Avenir Next" fo:font-size="12pt" style:text-underline-style="none" fo:font-weight="normal" officeooo:rsid="00339f1b" style:font-size-asian="10.5pt" style:font-weight-asian="normal" style:font-size-complex="12pt" style:font-weight-complex="normal"/>
    </style:style>
    <style:style style:name="T9" style:family="text">
      <style:text-properties style:font-name="Avenir Next" fo:font-size="12pt" style:text-underline-style="none" fo:font-weight="normal" officeooo:rsid="00113da3" style:font-size-asian="10.5pt" style:font-weight-asian="normal" style:font-size-complex="12pt" style:font-weight-complex="normal"/>
    </style:style>
    <style:style style:name="T10" style:family="text">
      <style:text-properties style:font-name="Avenir Next" fo:font-size="12pt" style:text-underline-style="none" fo:font-weight="normal" officeooo:rsid="004beea9" style:font-size-asian="10.5pt" style:font-weight-asian="normal" style:font-size-complex="12pt" style:font-weight-complex="normal"/>
    </style:style>
    <style:style style:name="T11" style:family="text">
      <style:text-properties style:font-name="Avenir Next" fo:font-size="12pt" style:text-underline-style="none" fo:font-weight="bold" officeooo:rsid="00144904" style:font-size-asian="10.5pt" style:font-weight-asian="bold" style:font-size-complex="12pt" style:font-weight-complex="bold"/>
    </style:style>
    <style:style style:name="T12" style:family="text">
      <style:text-properties style:font-name="Avenir Next" fo:font-size="12pt" style:text-underline-style="none" fo:font-weight="bold" officeooo:rsid="002d0738" style:font-size-asian="10.5pt" style:font-weight-asian="bold" style:font-size-complex="12pt" style:font-weight-complex="bold"/>
    </style:style>
    <style:style style:name="T13" style:family="text">
      <style:text-properties style:font-name="Avenir Next" fo:font-size="12pt" style:text-underline-style="solid" style:text-underline-width="auto" style:text-underline-color="font-color" fo:font-weight="bold" officeooo:rsid="00113da3" style:font-size-asian="10.5pt" style:font-weight-asian="bold" style:font-size-complex="12pt" style:font-weight-complex="bold"/>
    </style:style>
    <style:style style:name="T14" style:family="text">
      <style:text-properties style:font-name="Avenir Next" fo:font-size="12pt" style:text-underline-style="solid" style:text-underline-width="auto" style:text-underline-color="font-color" fo:font-weight="bold" officeooo:rsid="0024baa4" style:font-size-asian="10.5pt" style:font-weight-asian="bold" style:font-size-complex="12pt" style:font-weight-complex="bold"/>
    </style:style>
    <style:style style:name="T15" style:family="text">
      <style:text-properties style:font-name="Avenir Next" fo:font-size="12pt" fo:font-style="normal" style:text-underline-style="none" fo:font-weight="bold" officeooo:rsid="001e0c0c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Avenir Next" fo:font-size="12pt" fo:font-style="normal" style:text-underline-style="none" fo:font-weight="bold" officeooo:rsid="002d0738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Avenir Next" fo:font-size="12pt" fo:font-style="normal" style:text-underline-style="none" fo:font-weight="bold" officeooo:rsid="00144904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Avenir Next" fo:font-size="12pt" fo:font-style="normal" style:text-underline-style="none" fo:font-weight="bold" officeooo:rsid="00348670" style:font-size-asian="10.5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Avenir Next" fo:font-size="12pt" fo:font-style="normal" style:text-underline-style="none" fo:font-weight="bold" officeooo:rsid="00214f9f" style:font-size-asian="10.5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Avenir Next" fo:font-size="12pt" fo:font-style="normal" style:text-underline-style="none" fo:font-weight="bold" officeooo:rsid="00364271" style:font-size-asian="10.5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Avenir Next" fo:font-size="12pt" fo:font-style="normal" style:text-underline-style="none" fo:font-weight="bold" officeooo:rsid="003d15fd" style:font-size-asian="10.5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Avenir Next" fo:font-size="12pt" fo:font-style="normal" style:text-underline-style="none" fo:font-weight="bold" officeooo:rsid="0026c843" style:font-size-asian="10.5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Avenir Next" fo:font-size="12pt" fo:font-style="normal" style:text-underline-style="none" fo:font-weight="bold" officeooo:rsid="0049eb4e" style:font-size-asian="10.5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Avenir Next" fo:font-size="12pt" fo:font-style="normal" style:text-underline-style="none" fo:font-weight="normal" officeooo:rsid="00214f9f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Avenir Next" fo:font-size="12pt" fo:font-style="normal" style:text-underline-style="none" fo:font-weight="normal" officeooo:rsid="0026c843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Avenir Next" fo:font-size="12pt" fo:font-style="normal" style:text-underline-style="none" fo:font-weight="normal" officeooo:rsid="003ef57b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Avenir Next" fo:font-size="12pt" fo:font-style="normal" style:text-underline-style="none" fo:font-weight="normal" officeooo:rsid="00433e15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Avenir Next" fo:font-size="12pt" fo:font-style="normal" style:text-underline-style="none" fo:font-weight="normal" officeooo:rsid="0044faa0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venir Next" fo:font-size="12pt" fo:font-style="normal" style:text-underline-style="none" fo:font-weight="normal" officeooo:rsid="00453363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Avenir Next" fo:font-size="12pt" fo:font-style="normal" style:text-underline-style="none" fo:font-weight="normal" officeooo:rsid="004bc1d0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Avenir Next" fo:font-size="12pt" fo:font-style="normal" style:text-underline-style="none" fo:font-weight="normal" officeooo:rsid="004beea9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officeooo:rsid="001e0c0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26c843" style:font-weight-asian="bold" style:font-weight-complex="bold"/>
    </style:style>
    <style:style style:name="T35" style:family="text">
      <style:text-properties officeooo:rsid="0024baa4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29a17c" style:font-style-asian="normal" style:font-style-complex="normal"/>
    </style:style>
    <style:style style:name="T38" style:family="text">
      <style:text-properties fo:font-style="normal" officeooo:rsid="003a5017" style:font-style-asian="normal" style:font-style-complex="normal"/>
    </style:style>
    <style:style style:name="T39" style:family="text">
      <style:text-properties officeooo:rsid="0026c843"/>
    </style:style>
    <style:style style:name="T40" style:family="text">
      <style:text-properties officeooo:rsid="00144904"/>
    </style:style>
    <style:style style:name="T41" style:family="text">
      <style:text-properties officeooo:rsid="0029a17c"/>
    </style:style>
    <style:style style:name="T42" style:family="text">
      <style:text-properties officeooo:rsid="002d0738"/>
    </style:style>
    <style:style style:name="T43" style:family="text">
      <style:text-properties officeooo:rsid="0030aa48"/>
    </style:style>
    <style:style style:name="T44" style:family="text">
      <style:text-properties officeooo:rsid="00339f1b"/>
    </style:style>
    <style:style style:name="T45" style:family="text">
      <style:text-properties officeooo:rsid="0037c383"/>
    </style:style>
    <style:style style:name="T46" style:family="text">
      <style:text-properties officeooo:rsid="00389904"/>
    </style:style>
    <style:style style:name="T47" style:family="text">
      <style:text-properties officeooo:rsid="003a50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ri Chow (#40003396)</text:p>
      <text:p text:style-name="P1">COMP 479</text:p>
      <text:p text:style-name="P1">Fall ‘20</text:p>
      <text:p text:style-name="P2"/>
      <text:p text:style-name="P3">Project #1</text:p>
      <text:p text:style-name="P4"/>
      <text:p text:style-name="P5">Using Python3</text:p>
      <text:p text:style-name="P4"/>
      <text:p text:style-name="P19">Step #1 – Reading the Reuter’s collection</text:p>
      <text:p text:style-name="P19">(block-1-reader.py)</text:p>
      <text:p text:style-name="P16"/>
      <text:p text:style-name="P28">Tested Commands</text:p>
      <text:list xml:id="list3713380701" text:style-name="L1">
        <text:list-item>
          <text:p text:style-name="P37">python3 ./block-1-reader.py --path reuters21578</text:p>
        </text:list-item>
        <text:list-item>
          <text:p text:style-name="P47"><text:span text:style-name="T11">python3 ./block-1-reader.py --path reuters21578 -o </text:span><text:span text:style-name="T12">collection</text:span><text:span text:style-name="T11">.json</text:span></text:p>
        </text:list-item>
      </text:list>
      <text:p text:style-name="P17"/>
      <text:p text:style-name="P14">============================================================</text:p>
      <text:p text:style-name="P14">Input: <text:span text:style-name="T40">reuters21578 </text:span>(Corpus’ path)</text:p>
      <text:p text:style-name="P32"><text:span text:style-name="T4">Output: </text:span><text:span text:style-name="T6">Creates a JSON file of the entire collection of </text:span><text:span text:style-name="T4">SGM </text:span><text:span text:style-name="T5">000 </text:span><text:span text:style-name="T6">to</text:span><text:span text:style-name="T5"> 021</text:span><text:span text:style-name="T4"> data as a string.</text:span></text:p>
      <text:p text:style-name="P15">============================================================</text:p>
      <text:p text:style-name="P11"/>
      <text:p text:style-name="P11">- <text:span text:style-name="T1">Changing directory to /reuters21578 to scan for .sgm files.</text:span></text:p>
      <text:p text:style-name="P11">- open(file_name,'r', errors='ignore'): <text:span text:style-name="T1">Opening files but set errors parameter to ignore due to unicode issue in sgm17.</text:span></text:p>
      <text:p text:style-name="P18">Error: </text:p>
      <text:p text:style-name="P18">UnicodeDecodeError: 'utf-8' codec can't decode byte 0xfc in position 1519554: invalid start byte</text:p>
      <text:p text:style-name="P18"/>
      <text:p text:style-name="P10"/>
      <text:p text:style-name="P19">Step #2 – Extracting the raw text of each article from the corpus </text:p>
      <text:p text:style-name="P19">(block-2-document-segmenter.py)</text:p>
      <text:p text:style-name="P7"/>
      <text:p text:style-name="P28">Tested Commands</text:p>
      <text:list xml:id="list1283593438" text:style-name="L2">
        <text:list-item>
          <text:p text:style-name="P42">python3 <text:span text:style-name="T32">./block-2-document-segmenter.py -i </text:span><text:span text:style-name="T42">collection</text:span><text:span text:style-name="T40">.json</text:span></text:p>
        </text:list-item>
        <text:list-item>
          <text:p text:style-name="P48"><text:span text:style-name="T15">python3 ./block-2-document-segmenter.py -i </text:span><text:span text:style-name="T16">collection</text:span><text:span text:style-name="T17">.json</text:span><text:span text:style-name="T15"> -o </text:span><text:span text:style-name="T18">documents</text:span><text:span text:style-name="T15">.json</text:span></text:p>
        </text:list-item>
        <text:list-item>
          <text:p text:style-name="P38">python3 ./block-1-reader.py --path reuters21578 | python3 ./block-2-document-segmenter.py</text:p>
        </text:list-item>
        <text:list-item>
          <text:p text:style-name="P39">python3 ./block-1-reader.py --path reuters21578 | python3 ./block-2-document-segmenter.py -o documents.json </text:p>
        </text:list-item>
      </text:list>
      <text:p text:style-name="P27"/>
      <text:p text:style-name="P14">============================================================</text:p>
      <text:p text:style-name="P33"><text:span text:style-name="T2">- Input: </text:span><text:span text:style-name="T7">collection</text:span><text:span text:style-name="T2">.json contains all the documents </text:span><text:span text:style-name="T7">or pipelined stdin data from</text:span></text:p>
      <text:p text:style-name="P33"><text:span text:style-name="T2">- Output: Creates </text:span><text:span text:style-name="T7">a</text:span><text:span text:style-name="T2"> </text:span><text:span text:style-name="T7">JSON file</text:span><text:span text:style-name="T2"> with </text:span><text:span text:style-name="T7">5 documents</text:span><text:span text:style-name="T2">.</text:span></text:p>
      <text:p text:style-name="P14"><text:soft-page-break/>============================================================</text:p>
      <text:p text:style-name="P12"/>
      <text:p text:style-name="P12">- <text:span text:style-name="T33">**BeautifulSoup must be installed to parse the documents.</text:span></text:p>
      <text:p text:style-name="P12">- replace("reuters", "REUTERS") is used to satisfied the assert &lt;REUTERS&gt; since html parser lower-cases the tags.</text:p>
      <text:p text:style-name="P12">- find_all('reuters',limit=5): <text:span text:style-name="T44">P</text:span>arse 5 documents as for the output required.</text:p>
      <text:p text:style-name="P12">- sys.stdin.isatty(): <text:span text:style-name="T44">C</text:span><text:span text:style-name="T43">heck if stdin filestream is being used.</text:span></text:p>
      <text:p text:style-name="P12">- sys.stdin.read(): <text:span text:style-name="T44">R</text:span><text:span text:style-name="T43">ead the pipelined data</text:span></text:p>
      <text:p text:style-name="P31"><text:span text:style-name="T2">- str(</text:span><text:span text:style-name="T3">document</text:span><text:span text:style-name="T2">): </text:span><text:span text:style-name="T8">C</text:span><text:span text:style-name="T2">hange the “tag” object to “string”</text:span></text:p>
      <text:p text:style-name="P31"><text:span text:style-name="T3">- enumerate(documents): </text:span><text:span text:style-name="T8">Used to iterate but keep an index variable</text:span></text:p>
      <text:p text:style-name="P10"/>
      <text:p text:style-name="P30"><text:span text:style-name="T13">Step #3 – </text:span><text:span text:style-name="T14">Extraction</text:span></text:p>
      <text:p text:style-name="P20">(block-3-extractor.py)</text:p>
      <text:p text:style-name="P20"/>
      <text:p text:style-name="P28">Tested Commands</text:p>
      <text:list xml:id="list2919147573" text:style-name="L3">
        <text:list-item>
          <text:p text:style-name="P49"><text:span text:style-name="T19">python3 ./block-3-extractor.py -i document</text:span><text:span text:style-name="T21">s</text:span><text:span text:style-name="T19">.json</text:span></text:p>
        </text:list-item>
        <text:list-item>
          <text:p text:style-name="P50"><text:span text:style-name="T19">python3 ./block-3-extractor.py -i document</text:span><text:span text:style-name="T21">s</text:span><text:span text:style-name="T19">.json -o </text:span><text:span text:style-name="T20">articles</text:span><text:span text:style-name="T19">.json </text:span></text:p>
        </text:list-item>
        <text:list-item>
          <text:p text:style-name="P43">python3 ./block-1-reader.py --path reuters21578 | python3 ./block-2-document-segmenter.py | python3 ./block-3-extractor.py</text:p>
        </text:list-item>
        <text:list-item>
          <text:p text:style-name="P44">python3 ./block-1-reader.py --path reuters21578 | python3 ./block-2-document-segmenter.py | python3 ./block-3-extractor.py -<text:span text:style-name="T45">o articles.json</text:span></text:p>
        </text:list-item>
      </text:list>
      <text:p text:style-name="P6"/>
      <text:p text:style-name="P8">============================================================</text:p>
      <text:p text:style-name="P34"><text:span text:style-name="T24">- Input: </text:span><text:span text:style-name="T25">document</text:span><text:span text:style-name="T26">s</text:span><text:span text:style-name="T24">.json </text:span><text:span text:style-name="T25">contains </text:span><text:span text:style-name="T26">5 documents</text:span></text:p>
      <text:p text:style-name="P34"><text:span text:style-name="T25">- Output: </text:span><text:span text:style-name="T29">5 dictionaries</text:span><text:span text:style-name="T25"> with ID and Text</text:span></text:p>
      <text:p text:style-name="P24">============================================================</text:p>
      <text:p text:style-name="P21"/>
      <text:p text:style-name="P21"><text:span text:style-name="T39">- </text:span><text:span text:style-name="T34">**BeautifulSoup must be installed to parse the documents.</text:span></text:p>
      <text:p text:style-name="P26">- document_id: <text:span text:style-name="T46">Consists of ID with whitespace and escape characters</text:span></text:p>
      <text:p text:style-name="P21">- document_id_arr: <text:span text:style-name="T47">Consists of an array with one element (the ID #). </text:span><text:span text:style-name="T41">Python’s regex library is used to parse the document_id without the escaped characters and whitespace.</text:span></text:p>
      <text:p text:style-name="P21">- document.body.contents[0]: <text:span text:style-name="T47">Used to get the b</text:span>ody tag's text</text:p>
      <text:p text:style-name="P13"><text:span text:style-name="T36">- </text:span><text:span text:style-name="T37">str(text): </text:span><text:span text:style-name="T38">C</text:span><text:span text:style-name="T37">ast the iterable string to a normal string.</text:span></text:p>
      <text:p text:style-name="P13"><text:span text:style-name="T37">- re.sub(r"[\\]+","",text): Remove escaped backslash lines</text:span></text:p>
      <text:p text:style-name="P13"><text:span text:style-name="T37"/></text:p>
      <text:p text:style-name="P10"/>
      <text:p text:style-name="P19">Step #4 – <text:span text:style-name="T35">Tokenisation and m</text:span>aking all text lowercase</text:p>
      <text:p text:style-name="P19">(block-4-tokeniser.py)</text:p>
      <text:p text:style-name="P10"/>
      <text:p text:style-name="P29">Tested Commands</text:p>
      <text:list xml:id="list3319004574" text:style-name="L4">
        <text:list-item>
          <text:p text:style-name="P45">python3 block-4-tokenizer.py -i articles.json</text:p>
        </text:list-item>
        <text:list-item>
          <text:p text:style-name="P45">python3 block-4-tokenizer.py -i articles.json -o tokens.json </text:p>
        </text:list-item>
        <text:list-item>
          <text:p text:style-name="P46"><text:soft-page-break/>python3 ./block-1-reader.py --path reuters21578 | python3 ./block-2-document-segmenter.py | python3 ./block-3-extractor.py | python3 ./block-4-tokenizer.py</text:p>
        </text:list-item>
        <text:list-item>
          <text:p text:style-name="P46">python3 ./block-1-reader.py --path reuters21578 | python3 ./block-2-document-segmenter.py | python3 ./block-3-extractor.py | python3 ./block-4-tokenizer.py -o tokens.json</text:p>
        </text:list-item>
      </text:list>
      <text:p text:style-name="P23"/>
      <text:p text:style-name="P9">============================================================</text:p>
      <text:p text:style-name="P35"><text:span text:style-name="T24">- Input: </text:span><text:span text:style-name="T27">articles</text:span><text:span text:style-name="T24">.json </text:span><text:span text:style-name="T25">contains </text:span><text:span text:style-name="T29">dictionaries with ID and Text</text:span><text:span text:style-name="T28"> </text:span></text:p>
      <text:p text:style-name="P35"><text:span text:style-name="T25">- Output: </text:span><text:span text:style-name="T30">Lists of Tokens</text:span><text:span text:style-name="T31"> </text:span><text:span text:style-name="T30"><text:s/>[ID, Token]</text:span></text:p>
      <text:p text:style-name="P25">============================================================</text:p>
      <text:p text:style-name="P22"/>
      <text:p text:style-name="P36"><text:span text:style-name="T25">- </text:span><text:span text:style-name="T22">**</text:span><text:span text:style-name="T23">NLTK</text:span><text:span text:style-name="T22"> must be installed to </text:span><text:span text:style-name="T23">tokenise</text:span><text:span text:style-name="T22"> the </text:span><text:span text:style-name="T23">texts</text:span><text:span text:style-name="T22">.</text:span></text:p>
      <text:p text:style-name="P40">- word_tokenize(full_text): Use NLTK to tokenise the text.</text:p>
      <text:p text:style-name="P10"/>
      <text:p text:style-name="P19">Step #5 – Apply Porter Stemmer</text:p>
      <text:p text:style-name="P19">(block-5-stemmer.py)</text:p>
      <text:p text:style-name="P10"/>
      <text:p text:style-name="P10"/>
      <text:p text:style-name="P10"/>
      <text:p text:style-name="P10"/>
      <text:p text:style-name="P19">Step #6 – Given a list of stop words, remove those stop words from text.</text:p>
      <text:p text:style-name="P19">(block-6-stopwords-removal.py)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25T10:35:03.152842894</meta:creation-date>
    <dc:date>2020-09-29T11:06:36.071471815</dc:date>
    <meta:editing-duration>PT8H5M5S</meta:editing-duration>
    <meta:editing-cycles>51</meta:editing-cycles>
    <meta:generator>LibreOffice/7.0.0.3$MacOSX_X86_64 LibreOffice_project/8061b3e9204bef6b321a21033174034a5e2ea88e</meta:generator>
    <meta:document-statistic meta:table-count="0" meta:image-count="0" meta:object-count="0" meta:page-count="3" meta:paragraph-count="70" meta:word-count="479" meta:character-count="4056" meta:non-whitespace-character-count="3656"/>
  </office:meta>
</office:document-meta>
</file>